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 1_1 IDENTIFICANDO ELEMENTOS EN RDF</text:p>
      <text:p text:style-name="Standard"/>
      <text:list xml:id="list2460914688258354170" text:style-name="L1">
        <text:list-item>
          <text:p text:style-name="P3"><text:span text:style-name="T1">Nº de resources diferenciados:</text:span> dos</text:p>
        </text:list-item>
      </text:list>
      <text:p text:style-name="P1">El recurso de la descripción (todo lo que está dentro de la etiqueta &lt;rdf:Description&gt; &lt;/rdf:Description&gt; y el recurso que es objeto de la propiedad principaltown.</text:p>
      <text:list xml:id="list6993872652064710291" text:style-name="L2">
        <text:list-item>
          <text:p text:style-name="P4"><text:span text:style-name="T1">Nombre del sujeto de la descripción:</text:span> Oxford</text:p>
        </text:list-item>
        <text:list-item>
          <text:p text:style-name="P4"><text:span text:style-name="T1">URI del sujeto de la descripción:</text:span> <text:a xlink:type="simple" xlink:href="http://en.wikipedia.org/wiki/Oxford" text:style-name="Internet_20_link" text:visited-style-name="Visited_20_Internet_20_Link">http://en.wikipedia.org/wiki/Oxford</text:a>"</text:p>
        </text:list-item>
        <text:list-item>
          <text:p text:style-name="P4"><text:span text:style-name="T1">Nombre de predicados o propiedades para describir el sujeto:</text:span> dc:title, dc:coverage, dc:publisher, region:population, region:principaltown</text:p>
        </text:list-item>
        <text:list-item>
          <text:p text:style-name="P4"><text:span text:style-name="T1">Objetos de tipo “Literales” referenciados por los predicados:</text:span> “Oxford”, “Oxfordshire”, “Wikipedia”, 10000</text:p>
        </text:list-item>
        <text:list-item>
          <text:p text:style-name="P4"><text:span text:style-name="T1">Objetos de tipo “Resource” <text:s/>referenciados por los predicados:</text:span> "<text:a xlink:type="simple" xlink:href="http://www.country-regions.fake/oxford" text:style-name="Internet_20_link" text:visited-style-name="Visited_20_Internet_20_Link">http://www.country-regions.fake/oxford</text:a>"</text:p>
        </text:list-item>
        <text:list-item>
          <text:p text:style-name="P4"><text:span text:style-name="T1">Vocabularios reutilizados:</text:span> URI y namespace</text:p>
        </text:list-item>
      </text:list>
      <text:p text:style-name="P2"><text:tab/>xmlns:rdf="http://www.w3.org/1999/02/22-rdf-syntax-ns#"</text:p>
      <text:p text:style-name="P1">xmlns:dc="http://purl.org/dc/elements/1.1/"</text:p>
      <text:p text:style-name="P1">xmlns:region="<text:a xlink:type="simple" xlink:href="http://www.country-regions.fake/" text:style-name="Internet_20_link" text:visited-style-name="Visited_20_Internet_20_Link">http://www.country-regions.fake/</text:a>"&gt;</text:p>
      <text:list xml:id="list4703828298271720731" text:style-name="L3">
        <text:list-item>
          <text:p text:style-name="P5">Tag utilizado para describir el documento: <text:span text:style-name="T2">&lt;rdf:RDF&gt;</text:span></text:p>
        </text:list-item>
        <text:list-item>
          <text:p text:style-name="P5">Tag utilizado para describir el recurso:<text:span text:style-name="T2"> &lt;rdf:Description&gt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stela Romero</meta:initial-creator>
    <meta:creation-date>2017-03-24T15:52:41.89</meta:creation-date>
    <dc:date>2017-03-27T18:32:00.29</dc:date>
    <dc:creator>Estela Romero</dc:creator>
    <meta:editing-duration>PT13H54M58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14" meta:word-count="116" meta:character-count="1006"/>
  </office:meta>
</office:document-meta>
</file>